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start"/>
    </style:style>
    <style:style style:name="ce3" style:family="table-cell" style:parent-style-name="Default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</office:automatic-styles>
  <office:body>
    <office:spreadsheet>
      <table:table table:name="Sheet1" table:style-name="ta1" table:print="false">
        <table:table-column table:style-name="co1" table:number-columns-repeated="17" table:default-cell-style-name="Default"/>
        <table:table-row table:style-name="ro1">
          <table:table-cell office:value-type="string">
            <text:p>Facilities Participating in Energy Management Activitie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float" office:value="1994">
            <text:p>1994</text:p>
          </table:table-cell>
          <table:table-cell table:number-columns-repeated="3"/>
          <table:table-cell office:value-type="float" office:value="1998">
            <text:p>1998</text:p>
          </table:table-cell>
          <table:table-cell table:number-columns-repeated="3"/>
          <table:table-cell office:value-type="float" office:value="2002">
            <text:p>2002</text:p>
          </table:table-cell>
          <table:table-cell table:number-columns-repeated="3"/>
          <table:table-cell office:value-type="float" office:value="2006">
            <text:p>20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Not Participating</text:p>
          </table:table-cell>
          <table:table-cell office:value-type="string">
            <text:p>Participating</text:p>
          </table:table-cell>
          <table:table-cell office:value-type="string">
            <text:p>Proportion</text:p>
          </table:table-cell>
          <table:table-cell/>
          <table:table-cell office:value-type="string">
            <text:p>Not Participating</text:p>
          </table:table-cell>
          <table:table-cell office:value-type="string">
            <text:p>Participating</text:p>
          </table:table-cell>
          <table:table-cell office:value-type="string">
            <text:p>Proportion</text:p>
          </table:table-cell>
          <table:table-cell/>
          <table:table-cell office:value-type="string">
            <text:p>Not Participating</text:p>
          </table:table-cell>
          <table:table-cell office:value-type="string">
            <text:p>Participating</text:p>
          </table:table-cell>
          <table:table-cell office:value-type="string">
            <text:p>Proportion</text:p>
          </table:table-cell>
          <table:table-cell/>
          <table:table-cell office:value-type="string">
            <text:p>Not Participating</text:p>
          </table:table-cell>
          <table:table-cell office:value-type="string">
            <text:p>Participating</text:p>
          </table:table-cell>
          <table:table-cell office:value-type="string">
            <text:p>Proportion</text:p>
          </table:table-cell>
        </table:table-row>
        <table:table-row table:style-name="ro1">
          <table:table-cell office:value-type="string">
            <text:p>Food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1994_EM.ods&quot;;&quot;Sheet1.C40:D40&quot;)" office:value-type="float" office:value="11882">
            <text:p>11882</text:p>
          </table:table-cell>
          <table:table-cell office:value-type="float" office:value="2937">
            <text:p>2937</text:p>
          </table:table-cell>
          <table:table-cell table:formula="of:=[.D5]/SUM([.C5:.D5])" office:value-type="float" office:value="0.198191510898171">
            <text:p>0.1981915109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1998_EM.ods&quot;;&quot;M98_01p1.C43:D43&quot;)" office:value-type="float" office:value="9945">
            <text:p>9945</text:p>
          </table:table-cell>
          <table:table-cell office:value-type="float" office:value="8155">
            <text:p>8155</text:p>
          </table:table-cell>
          <table:table-cell table:formula="of:=[.H5]/SUM([.G5:.H5])" office:value-type="float" office:value="0.450552486187845">
            <text:p>0.4505524862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2002_EM.ods&quot;;&quot;'Table 8.1'.C42:D42&quot;)" office:value-type="float" office:value="7072">
            <text:p>7072</text:p>
          </table:table-cell>
          <table:table-cell office:value-type="float" office:value="9612">
            <text:p>9612</text:p>
          </table:table-cell>
          <table:table-cell table:formula="of:=[.L5]/SUM([.K5:.L5])" office:value-type="float" office:value="0.576120834332294">
            <text:p>0.5761208343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2006_EM.ods&quot;;&quot;'Table 8.1'.C43:D43&quot;)" office:value-type="float" office:value="7000">
            <text:p>7000</text:p>
          </table:table-cell>
          <table:table-cell office:value-type="float" office:value="8958">
            <text:p>8958</text:p>
          </table:table-cell>
          <table:table-cell table:formula="of:=[.P5]/SUM([.O5:.P5])" office:value-type="float" office:value="0.561348539917283">
            <text:p>0.5613485399</text:p>
          </table:table-cell>
        </table:table-row>
        <table:table-row table:style-name="ro1">
          <table:table-cell table:style-name="ce1" office:value-type="string">
            <text:p>Apparel &amp; Textiles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1994_EM.ods&quot;;&quot;Sheet1.C338:D338&quot;)" office:value-type="float" office:value="20466">
            <text:p>20466</text:p>
          </table:table-cell>
          <table:table-cell office:value-type="float" office:value="3336">
            <text:p>3336</text:p>
          </table:table-cell>
          <table:table-cell table:formula="of:=[.D6]/SUM([.C6:.D6])" office:value-type="float" office:value="0.140156289387446">
            <text:p>0.1401562894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1998_EM.ods&quot;;&quot;M98_01p1.C146:D146&quot;)" office:value-type="float" office:value="16097">
            <text:p>16097</text:p>
          </table:table-cell>
          <table:table-cell office:value-type="float" office:value="4615">
            <text:p>4615</text:p>
          </table:table-cell>
          <table:table-cell table:formula="of:=[.H6]/SUM([.G6:.H6])" office:value-type="float" office:value="0.222817690227887">
            <text:p>0.2228176902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2002_EM.ods&quot;;&quot;'Table 8.1'.C258:D258&quot;)" office:value-type="float" office:value="7846">
            <text:p>7846</text:p>
          </table:table-cell>
          <table:table-cell office:value-type="float" office:value="4043">
            <text:p>4043</text:p>
          </table:table-cell>
          <table:table-cell table:formula="of:=[.L6]/SUM([.K6:.L6])" office:value-type="float" office:value="0.340062242408949">
            <text:p>0.3400622424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2006_EM.ods&quot;;&quot;'Table 8.1'.C328:D328&quot;)" office:value-type="float" office:value="7122">
            <text:p>7122</text:p>
          </table:table-cell>
          <table:table-cell office:value-type="float" office:value="4430">
            <text:p>4430</text:p>
          </table:table-cell>
          <table:table-cell table:formula="of:=[.P6]/SUM([.O6:.P6])" office:value-type="float" office:value="0.383483379501385">
            <text:p>0.3834833795</text:p>
          </table:table-cell>
        </table:table-row>
        <table:table-row table:style-name="ro1">
          <table:table-cell table:style-name="ce1" office:value-type="string">
            <text:p>Wood Products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1994_EM.ods&quot;;&quot;Sheet1.C408:D408&quot;)" office:value-type="float" office:value="62313">
            <text:p>62313</text:p>
          </table:table-cell>
          <table:table-cell office:value-type="float" office:value="9819">
            <text:p>9819</text:p>
          </table:table-cell>
          <table:table-cell table:formula="of:=[.D7]/SUM([.C7:.D7])" office:value-type="float" office:value="0.136125436699384">
            <text:p>0.1361254367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1998_EM.ods&quot;;&quot;M98_01p1.C302:D302&quot;)" office:value-type="float" office:value="38196">
            <text:p>38196</text:p>
          </table:table-cell>
          <table:table-cell office:value-type="float" office:value="15199">
            <text:p>15199</text:p>
          </table:table-cell>
          <table:table-cell table:formula="of:=[.H7]/SUM([.G7:.H7])" office:value-type="float" office:value="0.284652120985111">
            <text:p>0.284652121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2002_EM.ods&quot;;&quot;'Table 8.1'.C395:D395&quot;)" office:value-type="float" office:value="30436">
            <text:p>30436</text:p>
          </table:table-cell>
          <table:table-cell office:value-type="float" office:value="15468">
            <text:p>15468</text:p>
          </table:table-cell>
          <table:table-cell table:formula="of:=[.L7]/SUM([.K7:.L7])" office:value-type="float" office:value="0.336964098989195">
            <text:p>0.336964099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2006_EM.ods&quot;;&quot;'Table 8.1'.C458:D458&quot;)" office:value-type="float" office:value="27614">
            <text:p>27614</text:p>
          </table:table-cell>
          <table:table-cell office:value-type="float" office:value="17590">
            <text:p>17590</text:p>
          </table:table-cell>
          <table:table-cell table:formula="of:=[.P7]/SUM([.O7:.P7])" office:value-type="float" office:value="0.389124856207415">
            <text:p>0.3891248562</text:p>
          </table:table-cell>
        </table:table-row>
        <table:table-row table:style-name="ro1">
          <table:table-cell office:value-type="string">
            <text:p>Chemicals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1994_EM.ods&quot;;&quot;Sheet1.C686:D686&quot;)" office:value-type="float" office:value="6109">
            <text:p>6109</text:p>
          </table:table-cell>
          <table:table-cell office:value-type="float" office:value="3456">
            <text:p>3456</text:p>
          </table:table-cell>
          <table:table-cell table:formula="of:=[.D8]/SUM([.C8:.D8])" office:value-type="float" office:value="0.36131730266597">
            <text:p>0.3613173027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1998_EM.ods&quot;;&quot;M98_01p1.C693:D693&quot;)" office:value-type="float" office:value="4592">
            <text:p>4592</text:p>
          </table:table-cell>
          <table:table-cell office:value-type="float" office:value="4370">
            <text:p>4370</text:p>
          </table:table-cell>
          <table:table-cell table:formula="of:=[.H8]/SUM([.G8:.H8])" office:value-type="float" office:value="0.487614371792011">
            <text:p>0.4876143718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2002_EM.ods&quot;;&quot;'Table 8.1'.C800:D800&quot;)" office:value-type="float" office:value="4005">
            <text:p>4005</text:p>
          </table:table-cell>
          <table:table-cell office:value-type="float" office:value="4904">
            <text:p>4904</text:p>
          </table:table-cell>
          <table:table-cell table:formula="of:=[.L8]/SUM([.K8:.L8])" office:value-type="float" office:value="0.550454596475474">
            <text:p>0.5504545965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2006_EM.ods&quot;;&quot;'Table 8.1'.C848:D848&quot;)" office:value-type="float" office:value="3577">
            <text:p>3577</text:p>
          </table:table-cell>
          <table:table-cell office:value-type="float" office:value="5048">
            <text:p>5048</text:p>
          </table:table-cell>
          <table:table-cell table:formula="of:=[.P8]/SUM([.O8:.P8])" office:value-type="float" office:value="0.585275362318841">
            <text:p>0.5852753623</text:p>
          </table:table-cell>
        </table:table-row>
        <table:table-row table:style-name="ro1">
          <table:table-cell table:style-name="ce1" office:value-type="string">
            <text:p>Refining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1994_EM.ods&quot;;&quot;Sheet1.C1054:D1054&quot;)" office:value-type="float" office:value="1443">
            <text:p>1443</text:p>
          </table:table-cell>
          <table:table-cell office:value-type="float" office:value="528">
            <text:p>528</text:p>
          </table:table-cell>
          <table:table-cell table:formula="of:=[.D9]/SUM([.C9:.D9])" office:value-type="float" office:value="0.267884322678843">
            <text:p>0.2678843227</text:p>
          </table:table-cell>
          <table:table-cell/>
          <table:table-cell table:number-columns-repeated="2" table:style-name="ce3" office:value-type="float" office:value="878">
            <text:p>878</text:p>
          </table:table-cell>
          <table:table-cell table:formula="of:=[.H9]/SUM([.G9:.H9])" office:value-type="float" office:value="0.5">
            <text:p>0.5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2002_EM.ods&quot;;&quot;'Table 8.1'.C693:D693&quot;)" office:value-type="float" office:value="711">
            <text:p>711</text:p>
          </table:table-cell>
          <table:table-cell office:value-type="float" office:value="1205">
            <text:p>1205</text:p>
          </table:table-cell>
          <table:table-cell table:formula="of:=[.L9]/SUM([.K9:.L9])" office:value-type="float" office:value="0.628914405010438">
            <text:p>0.628914405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2006_EM.ods&quot;;&quot;'Table 8.1'.C744:D744&quot;)" office:value-type="float" office:value="570">
            <text:p>570</text:p>
          </table:table-cell>
          <table:table-cell office:value-type="float" office:value="1243">
            <text:p>1243</text:p>
          </table:table-cell>
          <table:table-cell table:formula="of:=[.P9]/SUM([.O9:.P9])" office:value-type="float" office:value="0.685603971318257">
            <text:p>0.6856039713</text:p>
          </table:table-cell>
        </table:table-row>
        <table:table-row table:style-name="ro1">
          <table:table-cell table:style-name="ce1" office:value-type="string">
            <text:p>Plastics &amp; Rubbers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1994_EM.ods&quot;;&quot;Sheet1.C1124:D1124&quot;)" office:value-type="float" office:value="8579">
            <text:p>8579</text:p>
          </table:table-cell>
          <table:table-cell office:value-type="float" office:value="3373">
            <text:p>3373</text:p>
          </table:table-cell>
          <table:table-cell table:formula="of:=[.D10]/SUM([.C10:.D10])" office:value-type="float" office:value="0.28221218206158">
            <text:p>0.2822121821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1998_EM.ods&quot;;&quot;M98_01p1.C1005:D1005&quot;)" office:value-type="float" office:value="6368">
            <text:p>6368</text:p>
          </table:table-cell>
          <table:table-cell office:value-type="float" office:value="5576">
            <text:p>5576</text:p>
          </table:table-cell>
          <table:table-cell table:formula="of:=[.H10]/SUM([.G10:.H10])" office:value-type="float" office:value="0.466845277963831">
            <text:p>0.466845278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2002_EM.ods&quot;;&quot;'Table 8.1'.C1286:D1286&quot;)" office:value-type="float" office:value="4675">
            <text:p>4675</text:p>
          </table:table-cell>
          <table:table-cell office:value-type="float" office:value="5863">
            <text:p>5863</text:p>
          </table:table-cell>
          <table:table-cell table:formula="of:=[.L10]/SUM([.K10:.L10])" office:value-type="float" office:value="0.556367432150313">
            <text:p>0.5563674322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2006_EM.ods&quot;;&quot;'Table 8.1'.C1315:D1315&quot;)" office:value-type="float" office:value="4184">
            <text:p>4184</text:p>
          </table:table-cell>
          <table:table-cell office:value-type="float" office:value="5639">
            <text:p>5639</text:p>
          </table:table-cell>
          <table:table-cell table:formula="of:=[.P10]/SUM([.O10:.P10])" office:value-type="float" office:value="0.574060877532322">
            <text:p>0.5740608775</text:p>
          </table:table-cell>
        </table:table-row>
        <table:table-row table:style-name="ro1">
          <table:table-cell table:style-name="ce1" office:value-type="string">
            <text:p>Stone, Clay and Glass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1994_EM.ods&quot;;&quot;Sheet1.C1240:D1240&quot;)" office:value-type="float" office:value="9733">
            <text:p>9733</text:p>
          </table:table-cell>
          <table:table-cell office:value-type="float" office:value="2133">
            <text:p>2133</text:p>
          </table:table-cell>
          <table:table-cell table:formula="of:=[.D11]/SUM([.C11:.D11])" office:value-type="float" office:value="0.179757289735378">
            <text:p>0.1797572897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1998_EM.ods&quot;;&quot;M98_01p1.C1057:D1057&quot;)" office:value-type="float" office:value="7821">
            <text:p>7821</text:p>
          </table:table-cell>
          <table:table-cell office:value-type="float" office:value="3512">
            <text:p>3512</text:p>
          </table:table-cell>
          <table:table-cell table:formula="of:=[.H11]/SUM([.G11:.H11])" office:value-type="float" office:value="0.3098914673961">
            <text:p>0.3098914674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2002_EM.ods&quot;;&quot;'Table 8.1'.C1340:D1340&quot;)" office:value-type="float" office:value="7084">
            <text:p>7084</text:p>
          </table:table-cell>
          <table:table-cell office:value-type="float" office:value="4510">
            <text:p>4510</text:p>
          </table:table-cell>
          <table:table-cell table:formula="of:=[.L11]/SUM([.K11:.L11])" office:value-type="float" office:value="0.388994307400379">
            <text:p>0.3889943074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2006_EM.ods&quot;;&quot;'Table 8.1'.C1366:D1366&quot;)" office:value-type="float" office:value="7350">
            <text:p>7350</text:p>
          </table:table-cell>
          <table:table-cell office:value-type="float" office:value="4626">
            <text:p>4626</text:p>
          </table:table-cell>
          <table:table-cell table:formula="of:=[.P11]/SUM([.O11:.P11])" office:value-type="float" office:value="0.38627254509018">
            <text:p>0.3862725451</text:p>
          </table:table-cell>
        </table:table-row>
        <table:table-row table:style-name="ro1">
          <table:table-cell table:style-name="ce2" office:value-type="string">
            <text:p>Primary Metals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1994_EM.ods&quot;;&quot;Sheet1.C1425:D1425&quot;)" office:value-type="float" office:value="3347">
            <text:p>3347</text:p>
          </table:table-cell>
          <table:table-cell office:value-type="float" office:value="1824">
            <text:p>1824</text:p>
          </table:table-cell>
          <table:table-cell table:formula="of:=[.D12]/SUM([.C12:.D12])" office:value-type="float" office:value="0.352736414619996">
            <text:p>0.3527364146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1998_EM.ods&quot;;&quot;M98_01p1.C1135:D1135&quot;)" office:value-type="float" office:value="1504">
            <text:p>1504</text:p>
          </table:table-cell>
          <table:table-cell office:value-type="float" office:value="2326">
            <text:p>2326</text:p>
          </table:table-cell>
          <table:table-cell table:formula="of:=[.H12]/SUM([.G12:.H12])" office:value-type="float" office:value="0.607310704960836">
            <text:p>0.607310705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2002_EM.ods&quot;;&quot;'Table 8.1'.C1555:D1555&quot;)" office:value-type="float" office:value="1663">
            <text:p>1663</text:p>
          </table:table-cell>
          <table:table-cell office:value-type="float" office:value="2503">
            <text:p>2503</text:p>
          </table:table-cell>
          <table:table-cell table:formula="of:=[.L12]/SUM([.K12:.L12])" office:value-type="float" office:value="0.600816130580893">
            <text:p>0.6008161306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2006_EM.ods&quot;;&quot;'Table 8.1'.C1626:D1626&quot;)" office:value-type="float" office:value="1133">
            <text:p>1133</text:p>
          </table:table-cell>
          <table:table-cell office:value-type="float" office:value="2157">
            <text:p>2157</text:p>
          </table:table-cell>
          <table:table-cell table:formula="of:=[.P12]/SUM([.O12:.P12])" office:value-type="float" office:value="0.655623100303951">
            <text:p>0.6556231003</text:p>
          </table:table-cell>
        </table:table-row>
        <table:table-row table:style-name="ro1">
          <table:table-cell table:style-name="ce1" office:value-type="string">
            <text:p>Fabricated Metals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1994_EM.ods&quot;;&quot;Sheet1.C1656:D1656&quot;)" office:value-type="float" office:value="22300">
            <text:p>22300</text:p>
          </table:table-cell>
          <table:table-cell office:value-type="float" office:value="3962">
            <text:p>3962</text:p>
          </table:table-cell>
          <table:table-cell table:formula="of:=[.D13]/SUM([.C13:.D13])" office:value-type="float" office:value="0.150864366765669">
            <text:p>0.1508643668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1998_EM.ods&quot;;&quot;M98_01p1.C1395:D1395&quot;)" office:value-type="float" office:value="28559">
            <text:p>28559</text:p>
          </table:table-cell>
          <table:table-cell office:value-type="float" office:value="12184">
            <text:p>12184</text:p>
          </table:table-cell>
          <table:table-cell table:formula="of:=[.H13]/SUM([.G13:.H13])" office:value-type="float" office:value="0.299045234764254">
            <text:p>0.2990452348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2002_EM.ods&quot;;&quot;'Table 8.1'.C1879:D1879&quot;)" office:value-type="float" office:value="23566">
            <text:p>23566</text:p>
          </table:table-cell>
          <table:table-cell office:value-type="float" office:value="11783">
            <text:p>11783</text:p>
          </table:table-cell>
          <table:table-cell table:formula="of:=[.L13]/SUM([.K13:.L13])" office:value-type="float" office:value="0.333333333333333">
            <text:p>0.3333333333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2006_EM.ods&quot;;&quot;'Table 8.1'.C1991:D1991&quot;)" office:value-type="float" office:value="21034">
            <text:p>21034</text:p>
          </table:table-cell>
          <table:table-cell office:value-type="float" office:value="14566">
            <text:p>14566</text:p>
          </table:table-cell>
          <table:table-cell table:formula="of:=[.P13]/SUM([.O13:.P13])" office:value-type="float" office:value="0.409157303370787">
            <text:p>0.4091573034</text:p>
          </table:table-cell>
        </table:table-row>
        <table:table-row table:style-name="ro1">
          <table:table-cell table:style-name="ce1" office:value-type="string">
            <text:p>Machinery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1994_EM.ods&quot;;&quot;Sheet1.C1703:D1703&quot;)" office:value-type="float" office:value="27618">
            <text:p>27618</text:p>
          </table:table-cell>
          <table:table-cell office:value-type="float" office:value="4809">
            <text:p>4809</text:p>
          </table:table-cell>
          <table:table-cell table:formula="of:=[.D14]/SUM([.C14:.D14])" office:value-type="float" office:value="0.148302340642058">
            <text:p>0.1483023406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1998_EM.ods&quot;;&quot;M98_01p1.C1421:D1421&quot;)" office:value-type="float" office:value="13004">
            <text:p>13004</text:p>
          </table:table-cell>
          <table:table-cell office:value-type="float" office:value="6573">
            <text:p>6573</text:p>
          </table:table-cell>
          <table:table-cell table:formula="of:=[.H14]/SUM([.G14:.H14])" office:value-type="float" office:value="0.335751136537774">
            <text:p>0.3357511365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2002_EM.ods&quot;;&quot;'Table 8.1'.C1933:D1933&quot;)" office:value-type="float" office:value="11504">
            <text:p>11504</text:p>
          </table:table-cell>
          <table:table-cell office:value-type="float" office:value="5877">
            <text:p>5877</text:p>
          </table:table-cell>
          <table:table-cell table:formula="of:=[.L14]/SUM([.K14:.L14])" office:value-type="float" office:value="0.338127840745642">
            <text:p>0.3381278407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2006_EM.ods&quot;;&quot;'Table 8.1'.C2044:D2044&quot;)" office:value-type="float" office:value="9107">
            <text:p>9107</text:p>
          </table:table-cell>
          <table:table-cell office:value-type="float" office:value="7189">
            <text:p>7189</text:p>
          </table:table-cell>
          <table:table-cell table:formula="of:=[.P14]/SUM([.O14:.P14])" office:value-type="float" office:value="0.441151202749141">
            <text:p>0.4411512027</text:p>
          </table:table-cell>
        </table:table-row>
        <table:table-row table:style-name="ro1">
          <table:table-cell table:style-name="ce1" office:value-type="string">
            <text:p>Computers &amp; Electronics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1994_EM.ods&quot;;&quot;Sheet1.C1750:D1750&quot;)" office:value-type="float" office:value="9603">
            <text:p>9603</text:p>
          </table:table-cell>
          <table:table-cell office:value-type="float" office:value="3061">
            <text:p>3061</text:p>
          </table:table-cell>
          <table:table-cell table:formula="of:=[.D15]/SUM([.C15:.D15])" office:value-type="float" office:value="0.241708780795957">
            <text:p>0.2417087808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1998_EM.ods&quot;;&quot;M98_01p1.C1447:D1447&quot;)" office:value-type="float" office:value="9496">
            <text:p>9496</text:p>
          </table:table-cell>
          <table:table-cell office:value-type="float" office:value="4955">
            <text:p>4955</text:p>
          </table:table-cell>
          <table:table-cell table:formula="of:=[.H15]/SUM([.G15:.H15])" office:value-type="float" office:value="0.342882845477822">
            <text:p>0.3428828455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2002_EM.ods&quot;;&quot;'Table 8.1'.C1988:D1988&quot;)" office:value-type="float" office:value="7606">
            <text:p>7606</text:p>
          </table:table-cell>
          <table:table-cell office:value-type="float" office:value="5518">
            <text:p>5518</text:p>
          </table:table-cell>
          <table:table-cell table:formula="of:=[.L15]/SUM([.K15:.L15])" office:value-type="float" office:value="0.420451081987199">
            <text:p>0.420451082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2006_EM.ods&quot;;&quot;'Table 8.1'.C2095:D2095&quot;)" office:value-type="float" office:value="6451">
            <text:p>6451</text:p>
          </table:table-cell>
          <table:table-cell office:value-type="float" office:value="5333">
            <text:p>5333</text:p>
          </table:table-cell>
          <table:table-cell table:formula="of:=[.P15]/SUM([.O15:.P15])" office:value-type="float" office:value="0.452562797012899">
            <text:p>0.452562797</text:p>
          </table:table-cell>
        </table:table-row>
        <table:table-row table:style-name="ro1">
          <table:table-cell table:style-name="ce1" office:value-type="string">
            <text:p>Transportation Equipment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1994_EM.ods&quot;;&quot;Sheet1.C1820:D1820&quot;)" office:value-type="float" office:value="5848">
            <text:p>5848</text:p>
          </table:table-cell>
          <table:table-cell office:value-type="float" office:value="1392">
            <text:p>1392</text:p>
          </table:table-cell>
          <table:table-cell table:formula="of:=[.D16]/SUM([.C16:.D16])" office:value-type="float" office:value="0.192265193370166">
            <text:p>0.1922651934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1998_EM.ods&quot;;&quot;M98_01p1.C1551:D1551&quot;)" office:value-type="float" office:value="5082">
            <text:p>5082</text:p>
          </table:table-cell>
          <table:table-cell office:value-type="float" office:value="3298">
            <text:p>3298</text:p>
          </table:table-cell>
          <table:table-cell table:formula="of:=[.H16]/SUM([.G16:.H16])" office:value-type="float" office:value="0.393556085918854">
            <text:p>0.3935560859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2002_EM.ods&quot;;&quot;'Table 8.1'.C2095:D2095&quot;)" office:value-type="float" office:value="4169">
            <text:p>4169</text:p>
          </table:table-cell>
          <table:table-cell office:value-type="float" office:value="3484">
            <text:p>3484</text:p>
          </table:table-cell>
          <table:table-cell table:formula="of:=[.L16]/SUM([.K16:.L16])" office:value-type="float" office:value="0.455246308637136">
            <text:p>0.4552463086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2006_EM.ods&quot;;&quot;'Table 8.1'.C2199:D2199&quot;)" office:value-type="float" office:value="2962">
            <text:p>2962</text:p>
          </table:table-cell>
          <table:table-cell office:value-type="float" office:value="4062">
            <text:p>4062</text:p>
          </table:table-cell>
          <table:table-cell table:formula="of:=[.P16]/SUM([.O16:.P16])" office:value-type="float" office:value="0.578302961275626">
            <text:p>0.5783029613</text:p>
          </table:table-cell>
        </table:table-row>
        <table:table-row table:style-name="ro1">
          <table:table-cell table:style-name="ce1" office:value-type="string">
            <text:p>Miscellaneous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1994_EM.ods&quot;;&quot;Sheet1.C1913:D1913&quot;)" office:value-type="float" office:value="14455">
            <text:p>14455</text:p>
          </table:table-cell>
          <table:table-cell office:value-type="float" office:value="2599">
            <text:p>2599</text:p>
          </table:table-cell>
          <table:table-cell table:formula="of:=[.D17]/SUM([.C17:.D17])" office:value-type="float" office:value="0.152398264336812">
            <text:p>0.1523982643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1998_EM.ods&quot;;&quot;M98_01p1.C1603:D1603&quot;)" office:value-type="float" office:value="9823">
            <text:p>9823</text:p>
          </table:table-cell>
          <table:table-cell office:value-type="float" office:value="3807">
            <text:p>3807</text:p>
          </table:table-cell>
          <table:table-cell table:formula="of:=[.H17]/SUM([.G17:.H17])" office:value-type="float" office:value="0.279310344827586">
            <text:p>0.2793103448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2002_EM.ods&quot;;&quot;'Table 8.1'.C2204:D2204&quot;)" office:value-type="float" office:value="10025">
            <text:p>10025</text:p>
          </table:table-cell>
          <table:table-cell office:value-type="float" office:value="5580">
            <text:p>5580</text:p>
          </table:table-cell>
          <table:table-cell table:formula="of:=[.L17]/SUM([.K17:.L17])" office:value-type="float" office:value="0.357577699455303">
            <text:p>0.3575776995</text:p>
          </table:table-cell>
          <table:table-cell/>
          <table:table-cell table:number-matrix-columns-spanned="2" table:number-matrix-rows-spanned="1" table:formula="of:=DDE(&quot;soffice&quot;;&quot;U:\Global Product\USA\Industry\EIA\MECS\Energy Management\2006_EM.ods&quot;;&quot;'Table 8.1'.C2382:D2382&quot;)" office:value-type="float" office:value="10453">
            <text:p>10453</text:p>
          </table:table-cell>
          <table:table-cell office:value-type="float" office:value="5334">
            <text:p>5334</text:p>
          </table:table-cell>
          <table:table-cell table:formula="of:=[.P17]/SUM([.O17:.P17])" office:value-type="float" office:value="0.337872933426237">
            <text:p>0.3378729334</text:p>
          </table:table-cell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5:.C17])" office:value-type="float" office:value="203696">
            <text:p>203696</text:p>
          </table:table-cell>
          <table:table-cell table:formula="of:=SUM([.D5:.D17])" office:value-type="float" office:value="43229">
            <text:p>43229</text:p>
          </table:table-cell>
          <table:table-cell table:formula="of:=[.D18]/SUM([.C18:.D18])" office:value-type="float" office:value="0.175069353042422">
            <text:p>0.175069353</text:p>
          </table:table-cell>
          <table:table-cell/>
          <table:table-cell table:formula="of:=SUM([.G5:.G17])" office:value-type="float" office:value="151365">
            <text:p>151365</text:p>
          </table:table-cell>
          <table:table-cell table:formula="of:=SUM([.H5:.H17])" office:value-type="float" office:value="75448">
            <text:p>75448</text:p>
          </table:table-cell>
          <table:table-cell table:formula="of:=[.H18]/SUM([.G18:.H18])" office:value-type="float" office:value="0.332644072429711">
            <text:p>0.3326440724</text:p>
          </table:table-cell>
          <table:table-cell/>
          <table:table-cell table:formula="of:=SUM([.K5:.K17])" office:value-type="float" office:value="120362">
            <text:p>120362</text:p>
          </table:table-cell>
          <table:table-cell table:formula="of:=SUM([.L5:.L17])" office:value-type="float" office:value="80350">
            <text:p>80350</text:p>
          </table:table-cell>
          <table:table-cell table:formula="of:=[.L18]/SUM([.K18:.L18])" office:value-type="float" office:value="0.400324843556937">
            <text:p>0.4003248436</text:p>
          </table:table-cell>
          <table:table-cell/>
          <table:table-cell table:formula="of:=SUM([.O5:.O17])" office:value-type="float" office:value="108557">
            <text:p>108557</text:p>
          </table:table-cell>
          <table:table-cell table:formula="of:=SUM([.P5:.P17])" office:value-type="float" office:value="86175">
            <text:p>86175</text:p>
          </table:table-cell>
          <table:table-cell table:formula="of:=[.P18]/SUM([.O18:.P18])" office:value-type="float" office:value="0.442531273750591">
            <text:p>0.4425312738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float" office:value="1994">
            <text:p>1994</text:p>
          </table:table-cell>
          <table:table-cell table:formula="of:=[.E18]" office:value-type="float" office:value="0.175069353042422">
            <text:p>0.175069353</text:p>
          </table:table-cell>
          <table:table-cell table:number-columns-repeated="15"/>
        </table:table-row>
        <table:table-row table:style-name="ro1">
          <table:table-cell office:value-type="float" office:value="1998">
            <text:p>1998</text:p>
          </table:table-cell>
          <table:table-cell table:formula="of:=[.I18]" office:value-type="float" office:value="0.332644072429711">
            <text:p>0.3326440724</text:p>
          </table:table-cell>
          <table:table-cell table:number-columns-repeated="15"/>
        </table:table-row>
        <table:table-row table:style-name="ro1">
          <table:table-cell office:value-type="float" office:value="2002">
            <text:p>2002</text:p>
          </table:table-cell>
          <table:table-cell table:formula="of:=[.M18]" office:value-type="float" office:value="0.400324843556937">
            <text:p>0.4003248436</text:p>
          </table:table-cell>
          <table:table-cell table:number-columns-repeated="15"/>
        </table:table-row>
        <table:table-row table:style-name="ro1">
          <table:table-cell office:value-type="float" office:value="2006">
            <text:p>2006</text:p>
          </table:table-cell>
          <table:table-cell table:formula="of:=[.Q18]" office:value-type="float" office:value="0.442531273750591">
            <text:p>0.4425312738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de-links>
        <table:dde-link>
          <office:dde-source office:dde-application="soffice" office:dde-topic="U:\Global Product\USA\Industry\EIA\MECS\Energy Management\2006_EM.ods" office:dde-item="'Table 8.1'.C43:D43" office:automatic-update="true"/>
          <table:table>
            <table:table-column table:number-columns-repeated="2"/>
            <table:table-row>
              <table:table-cell office:value-type="float" office:value="7000"/>
              <table:table-cell office:value-type="float" office:value="8958"/>
            </table:table-row>
          </table:table>
        </table:dde-link>
        <table:dde-link>
          <office:dde-source office:dde-application="soffice" office:dde-topic="U:\Global Product\USA\Industry\EIA\MECS\Energy Management\2006_EM.ods" office:dde-item="'Table 8.1'.C328:D328" office:automatic-update="true"/>
          <table:table>
            <table:table-column table:number-columns-repeated="2"/>
            <table:table-row>
              <table:table-cell office:value-type="float" office:value="7122"/>
              <table:table-cell office:value-type="float" office:value="4430"/>
            </table:table-row>
          </table:table>
        </table:dde-link>
        <table:dde-link>
          <office:dde-source office:dde-application="soffice" office:dde-topic="U:\Global Product\USA\Industry\EIA\MECS\Energy Management\2006_EM.ods" office:dde-item="'Table 8.1'.C458:D458" office:automatic-update="true"/>
          <table:table>
            <table:table-column table:number-columns-repeated="2"/>
            <table:table-row>
              <table:table-cell office:value-type="float" office:value="27614"/>
              <table:table-cell office:value-type="float" office:value="17590"/>
            </table:table-row>
          </table:table>
        </table:dde-link>
        <table:dde-link>
          <office:dde-source office:dde-application="soffice" office:dde-topic="U:\Global Product\USA\Industry\EIA\MECS\Energy Management\2006_EM.ods" office:dde-item="'Table 8.1'.C848:D848" office:automatic-update="true"/>
          <table:table>
            <table:table-column table:number-columns-repeated="2"/>
            <table:table-row>
              <table:table-cell office:value-type="float" office:value="3577"/>
              <table:table-cell office:value-type="float" office:value="5048"/>
            </table:table-row>
          </table:table>
        </table:dde-link>
        <table:dde-link>
          <office:dde-source office:dde-application="soffice" office:dde-topic="U:\Global Product\USA\Industry\EIA\MECS\Energy Management\2006_EM.ods" office:dde-item="'Table 8.1'.C744:D744" office:automatic-update="true"/>
          <table:table>
            <table:table-column table:number-columns-repeated="2"/>
            <table:table-row>
              <table:table-cell office:value-type="float" office:value="570"/>
              <table:table-cell office:value-type="float" office:value="1243"/>
            </table:table-row>
          </table:table>
        </table:dde-link>
        <table:dde-link>
          <office:dde-source office:dde-application="soffice" office:dde-topic="U:\Global Product\USA\Industry\EIA\MECS\Energy Management\2006_EM.ods" office:dde-item="'Table 8.1'.C1315:D1315" office:automatic-update="true"/>
          <table:table>
            <table:table-column table:number-columns-repeated="2"/>
            <table:table-row>
              <table:table-cell office:value-type="float" office:value="4184"/>
              <table:table-cell office:value-type="float" office:value="5639"/>
            </table:table-row>
          </table:table>
        </table:dde-link>
        <table:dde-link>
          <office:dde-source office:dde-application="soffice" office:dde-topic="U:\Global Product\USA\Industry\EIA\MECS\Energy Management\2006_EM.ods" office:dde-item="'Table 8.1'.C1366:D1366" office:automatic-update="true"/>
          <table:table>
            <table:table-column table:number-columns-repeated="2"/>
            <table:table-row>
              <table:table-cell office:value-type="float" office:value="7350"/>
              <table:table-cell office:value-type="float" office:value="4626"/>
            </table:table-row>
          </table:table>
        </table:dde-link>
        <table:dde-link>
          <office:dde-source office:dde-application="soffice" office:dde-topic="U:\Global Product\USA\Industry\EIA\MECS\Energy Management\2006_EM.ods" office:dde-item="'Table 8.1'.C1626:D1626" office:automatic-update="true"/>
          <table:table>
            <table:table-column table:number-columns-repeated="2"/>
            <table:table-row>
              <table:table-cell office:value-type="float" office:value="1133"/>
              <table:table-cell office:value-type="float" office:value="2157"/>
            </table:table-row>
          </table:table>
        </table:dde-link>
        <table:dde-link>
          <office:dde-source office:dde-application="soffice" office:dde-topic="U:\Global Product\USA\Industry\EIA\MECS\Energy Management\2006_EM.ods" office:dde-item="'Table 8.1'.C1991:D1991" office:automatic-update="true"/>
          <table:table>
            <table:table-column table:number-columns-repeated="2"/>
            <table:table-row>
              <table:table-cell office:value-type="float" office:value="21034"/>
              <table:table-cell office:value-type="float" office:value="14566"/>
            </table:table-row>
          </table:table>
        </table:dde-link>
        <table:dde-link>
          <office:dde-source office:dde-application="soffice" office:dde-topic="U:\Global Product\USA\Industry\EIA\MECS\Energy Management\2006_EM.ods" office:dde-item="'Table 8.1'.C2044:D2044" office:automatic-update="true"/>
          <table:table>
            <table:table-column table:number-columns-repeated="2"/>
            <table:table-row>
              <table:table-cell office:value-type="float" office:value="9107"/>
              <table:table-cell office:value-type="float" office:value="7189"/>
            </table:table-row>
          </table:table>
        </table:dde-link>
        <table:dde-link>
          <office:dde-source office:dde-application="soffice" office:dde-topic="U:\Global Product\USA\Industry\EIA\MECS\Energy Management\2006_EM.ods" office:dde-item="'Table 8.1'.C2095:D2095" office:automatic-update="true"/>
          <table:table>
            <table:table-column table:number-columns-repeated="2"/>
            <table:table-row>
              <table:table-cell office:value-type="float" office:value="6451"/>
              <table:table-cell office:value-type="float" office:value="5333"/>
            </table:table-row>
          </table:table>
        </table:dde-link>
        <table:dde-link>
          <office:dde-source office:dde-application="soffice" office:dde-topic="U:\Global Product\USA\Industry\EIA\MECS\Energy Management\2006_EM.ods" office:dde-item="'Table 8.1'.C2199:D2199" office:automatic-update="true"/>
          <table:table>
            <table:table-column table:number-columns-repeated="2"/>
            <table:table-row>
              <table:table-cell office:value-type="float" office:value="2962"/>
              <table:table-cell office:value-type="float" office:value="4062"/>
            </table:table-row>
          </table:table>
        </table:dde-link>
        <table:dde-link>
          <office:dde-source office:dde-application="soffice" office:dde-topic="U:\Global Product\USA\Industry\EIA\MECS\Energy Management\2006_EM.ods" office:dde-item="'Table 8.1'.C2382:D2382" office:automatic-update="true"/>
          <table:table>
            <table:table-column table:number-columns-repeated="2"/>
            <table:table-row>
              <table:table-cell office:value-type="float" office:value="10453"/>
              <table:table-cell office:value-type="float" office:value="5334"/>
            </table:table-row>
          </table:table>
        </table:dde-link>
        <table:dde-link>
          <office:dde-source office:dde-application="soffice" office:dde-topic="U:\Global Product\USA\Industry\EIA\MECS\Energy Management\2002_EM.ods" office:dde-item="'Table 8.1'.C42:D42" office:automatic-update="true"/>
          <table:table>
            <table:table-column table:number-columns-repeated="2"/>
            <table:table-row>
              <table:table-cell office:value-type="float" office:value="7072"/>
              <table:table-cell office:value-type="float" office:value="9612"/>
            </table:table-row>
          </table:table>
        </table:dde-link>
        <table:dde-link>
          <office:dde-source office:dde-application="soffice" office:dde-topic="U:\Global Product\USA\Industry\EIA\MECS\Energy Management\2002_EM.ods" office:dde-item="'Table 8.1'.C258:D258" office:automatic-update="true"/>
          <table:table>
            <table:table-column table:number-columns-repeated="2"/>
            <table:table-row>
              <table:table-cell office:value-type="float" office:value="7846"/>
              <table:table-cell office:value-type="float" office:value="4043"/>
            </table:table-row>
          </table:table>
        </table:dde-link>
        <table:dde-link>
          <office:dde-source office:dde-application="soffice" office:dde-topic="U:\Global Product\USA\Industry\EIA\MECS\Energy Management\2002_EM.ods" office:dde-item="'Table 8.1'.C395:D395" office:automatic-update="true"/>
          <table:table>
            <table:table-column table:number-columns-repeated="2"/>
            <table:table-row>
              <table:table-cell office:value-type="float" office:value="30436"/>
              <table:table-cell office:value-type="float" office:value="15468"/>
            </table:table-row>
          </table:table>
        </table:dde-link>
        <table:dde-link>
          <office:dde-source office:dde-application="soffice" office:dde-topic="U:\Global Product\USA\Industry\EIA\MECS\Energy Management\2002_EM.ods" office:dde-item="'Table 8.1'.C693:D693" office:automatic-update="true"/>
          <table:table>
            <table:table-column table:number-columns-repeated="2"/>
            <table:table-row>
              <table:table-cell office:value-type="float" office:value="711"/>
              <table:table-cell office:value-type="float" office:value="1205"/>
            </table:table-row>
          </table:table>
        </table:dde-link>
        <table:dde-link>
          <office:dde-source office:dde-application="soffice" office:dde-topic="U:\Global Product\USA\Industry\EIA\MECS\Energy Management\2002_EM.ods" office:dde-item="'Table 8.1'.C800:D800" office:automatic-update="true"/>
          <table:table>
            <table:table-column table:number-columns-repeated="2"/>
            <table:table-row>
              <table:table-cell office:value-type="float" office:value="4005"/>
              <table:table-cell office:value-type="float" office:value="4904"/>
            </table:table-row>
          </table:table>
        </table:dde-link>
        <table:dde-link>
          <office:dde-source office:dde-application="soffice" office:dde-topic="U:\Global Product\USA\Industry\EIA\MECS\Energy Management\2002_EM.ods" office:dde-item="'Table 8.1'.C1286:D1286" office:automatic-update="true"/>
          <table:table>
            <table:table-column table:number-columns-repeated="2"/>
            <table:table-row>
              <table:table-cell office:value-type="float" office:value="4675"/>
              <table:table-cell office:value-type="float" office:value="5863"/>
            </table:table-row>
          </table:table>
        </table:dde-link>
        <table:dde-link>
          <office:dde-source office:dde-application="soffice" office:dde-topic="U:\Global Product\USA\Industry\EIA\MECS\Energy Management\2002_EM.ods" office:dde-item="'Table 8.1'.C1340:D1340" office:automatic-update="true"/>
          <table:table>
            <table:table-column table:number-columns-repeated="2"/>
            <table:table-row>
              <table:table-cell office:value-type="float" office:value="7084"/>
              <table:table-cell office:value-type="float" office:value="4510"/>
            </table:table-row>
          </table:table>
        </table:dde-link>
        <table:dde-link>
          <office:dde-source office:dde-application="soffice" office:dde-topic="U:\Global Product\USA\Industry\EIA\MECS\Energy Management\2002_EM.ods" office:dde-item="'Table 8.1'.C1555:D1555" office:automatic-update="true"/>
          <table:table>
            <table:table-column table:number-columns-repeated="2"/>
            <table:table-row>
              <table:table-cell office:value-type="float" office:value="1663"/>
              <table:table-cell office:value-type="float" office:value="2503"/>
            </table:table-row>
          </table:table>
        </table:dde-link>
        <table:dde-link>
          <office:dde-source office:dde-application="soffice" office:dde-topic="U:\Global Product\USA\Industry\EIA\MECS\Energy Management\2002_EM.ods" office:dde-item="'Table 8.1'.C1879:D1879" office:automatic-update="true"/>
          <table:table>
            <table:table-column table:number-columns-repeated="2"/>
            <table:table-row>
              <table:table-cell office:value-type="float" office:value="23566"/>
              <table:table-cell office:value-type="float" office:value="11783"/>
            </table:table-row>
          </table:table>
        </table:dde-link>
        <table:dde-link>
          <office:dde-source office:dde-application="soffice" office:dde-topic="U:\Global Product\USA\Industry\EIA\MECS\Energy Management\2002_EM.ods" office:dde-item="'Table 8.1'.C1933:D1933" office:automatic-update="true"/>
          <table:table>
            <table:table-column table:number-columns-repeated="2"/>
            <table:table-row>
              <table:table-cell office:value-type="float" office:value="11504"/>
              <table:table-cell office:value-type="float" office:value="5877"/>
            </table:table-row>
          </table:table>
        </table:dde-link>
        <table:dde-link>
          <office:dde-source office:dde-application="soffice" office:dde-topic="U:\Global Product\USA\Industry\EIA\MECS\Energy Management\2002_EM.ods" office:dde-item="'Table 8.1'.C1988:D1988" office:automatic-update="true"/>
          <table:table>
            <table:table-column table:number-columns-repeated="2"/>
            <table:table-row>
              <table:table-cell office:value-type="float" office:value="7606"/>
              <table:table-cell office:value-type="float" office:value="5518"/>
            </table:table-row>
          </table:table>
        </table:dde-link>
        <table:dde-link>
          <office:dde-source office:dde-application="soffice" office:dde-topic="U:\Global Product\USA\Industry\EIA\MECS\Energy Management\2002_EM.ods" office:dde-item="'Table 8.1'.C2095:D2095" office:automatic-update="true"/>
          <table:table>
            <table:table-column table:number-columns-repeated="2"/>
            <table:table-row>
              <table:table-cell office:value-type="float" office:value="4169"/>
              <table:table-cell office:value-type="float" office:value="3484"/>
            </table:table-row>
          </table:table>
        </table:dde-link>
        <table:dde-link>
          <office:dde-source office:dde-application="soffice" office:dde-topic="U:\Global Product\USA\Industry\EIA\MECS\Energy Management\2002_EM.ods" office:dde-item="'Table 8.1'.C2204:D2204" office:automatic-update="true"/>
          <table:table>
            <table:table-column table:number-columns-repeated="2"/>
            <table:table-row>
              <table:table-cell office:value-type="float" office:value="10025"/>
              <table:table-cell office:value-type="float" office:value="5580"/>
            </table:table-row>
          </table:table>
        </table:dde-link>
        <table:dde-link>
          <office:dde-source office:dde-application="soffice" office:dde-topic="U:\Global Product\USA\Industry\EIA\MECS\Energy Management\1998_EM.ods" office:dde-item="M98_01p1.C43:D43" office:automatic-update="true"/>
          <table:table>
            <table:table-column table:number-columns-repeated="2"/>
            <table:table-row>
              <table:table-cell office:value-type="float" office:value="9945"/>
              <table:table-cell office:value-type="float" office:value="8155"/>
            </table:table-row>
          </table:table>
        </table:dde-link>
        <table:dde-link>
          <office:dde-source office:dde-application="soffice" office:dde-topic="U:\Global Product\USA\Industry\EIA\MECS\Energy Management\1998_EM.ods" office:dde-item="M98_01p1.C146:D146" office:automatic-update="true"/>
          <table:table>
            <table:table-column table:number-columns-repeated="2"/>
            <table:table-row>
              <table:table-cell office:value-type="float" office:value="16097"/>
              <table:table-cell office:value-type="float" office:value="4615"/>
            </table:table-row>
          </table:table>
        </table:dde-link>
        <table:dde-link>
          <office:dde-source office:dde-application="soffice" office:dde-topic="U:\Global Product\USA\Industry\EIA\MECS\Energy Management\1998_EM.ods" office:dde-item="M98_01p1.C302:D302" office:automatic-update="true"/>
          <table:table>
            <table:table-column table:number-columns-repeated="2"/>
            <table:table-row>
              <table:table-cell office:value-type="float" office:value="38196"/>
              <table:table-cell office:value-type="float" office:value="15199"/>
            </table:table-row>
          </table:table>
        </table:dde-link>
        <table:dde-link>
          <office:dde-source office:dde-application="soffice" office:dde-topic="U:\Global Product\USA\Industry\EIA\MECS\Energy Management\1998_EM.ods" office:dde-item="M98_01p1.C693:D693" office:automatic-update="true"/>
          <table:table>
            <table:table-column table:number-columns-repeated="2"/>
            <table:table-row>
              <table:table-cell office:value-type="float" office:value="4592"/>
              <table:table-cell office:value-type="float" office:value="4370"/>
            </table:table-row>
          </table:table>
        </table:dde-link>
        <table:dde-link>
          <office:dde-source office:dde-application="soffice" office:dde-topic="U:\Global Product\USA\Industry\EIA\MECS\Energy Management\1998_EM.ods" office:dde-item="M98_01p1.C1005:D1005" office:automatic-update="true"/>
          <table:table>
            <table:table-column table:number-columns-repeated="2"/>
            <table:table-row>
              <table:table-cell office:value-type="float" office:value="6368"/>
              <table:table-cell office:value-type="float" office:value="5576"/>
            </table:table-row>
          </table:table>
        </table:dde-link>
        <table:dde-link>
          <office:dde-source office:dde-application="soffice" office:dde-topic="U:\Global Product\USA\Industry\EIA\MECS\Energy Management\1998_EM.ods" office:dde-item="M98_01p1.C1057:D1057" office:automatic-update="true"/>
          <table:table>
            <table:table-column table:number-columns-repeated="2"/>
            <table:table-row>
              <table:table-cell office:value-type="float" office:value="7821"/>
              <table:table-cell office:value-type="float" office:value="3512"/>
            </table:table-row>
          </table:table>
        </table:dde-link>
        <table:dde-link>
          <office:dde-source office:dde-application="soffice" office:dde-topic="U:\Global Product\USA\Industry\EIA\MECS\Energy Management\1998_EM.ods" office:dde-item="M98_01p1.C1135:D1135" office:automatic-update="true"/>
          <table:table>
            <table:table-column table:number-columns-repeated="2"/>
            <table:table-row>
              <table:table-cell office:value-type="float" office:value="1504"/>
              <table:table-cell office:value-type="float" office:value="2326"/>
            </table:table-row>
          </table:table>
        </table:dde-link>
        <table:dde-link>
          <office:dde-source office:dde-application="soffice" office:dde-topic="U:\Global Product\USA\Industry\EIA\MECS\Energy Management\1998_EM.ods" office:dde-item="M98_01p1.C1395:D1395" office:automatic-update="true"/>
          <table:table>
            <table:table-column table:number-columns-repeated="2"/>
            <table:table-row>
              <table:table-cell office:value-type="float" office:value="28559"/>
              <table:table-cell office:value-type="float" office:value="12184"/>
            </table:table-row>
          </table:table>
        </table:dde-link>
        <table:dde-link>
          <office:dde-source office:dde-application="soffice" office:dde-topic="U:\Global Product\USA\Industry\EIA\MECS\Energy Management\1998_EM.ods" office:dde-item="M98_01p1.C1421:D1421" office:automatic-update="true"/>
          <table:table>
            <table:table-column table:number-columns-repeated="2"/>
            <table:table-row>
              <table:table-cell office:value-type="float" office:value="13004"/>
              <table:table-cell office:value-type="float" office:value="6573"/>
            </table:table-row>
          </table:table>
        </table:dde-link>
        <table:dde-link>
          <office:dde-source office:dde-application="soffice" office:dde-topic="U:\Global Product\USA\Industry\EIA\MECS\Energy Management\1998_EM.ods" office:dde-item="M98_01p1.C1447:D1447" office:automatic-update="true"/>
          <table:table>
            <table:table-column table:number-columns-repeated="2"/>
            <table:table-row>
              <table:table-cell office:value-type="float" office:value="9496"/>
              <table:table-cell office:value-type="float" office:value="4955"/>
            </table:table-row>
          </table:table>
        </table:dde-link>
        <table:dde-link>
          <office:dde-source office:dde-application="soffice" office:dde-topic="U:\Global Product\USA\Industry\EIA\MECS\Energy Management\1998_EM.ods" office:dde-item="M98_01p1.C1551:D1551" office:automatic-update="true"/>
          <table:table>
            <table:table-column table:number-columns-repeated="2"/>
            <table:table-row>
              <table:table-cell office:value-type="float" office:value="5082"/>
              <table:table-cell office:value-type="float" office:value="3298"/>
            </table:table-row>
          </table:table>
        </table:dde-link>
        <table:dde-link>
          <office:dde-source office:dde-application="soffice" office:dde-topic="U:\Global Product\USA\Industry\EIA\MECS\Energy Management\1998_EM.ods" office:dde-item="M98_01p1.C1603:D1603" office:automatic-update="true"/>
          <table:table>
            <table:table-column table:number-columns-repeated="2"/>
            <table:table-row>
              <table:table-cell office:value-type="float" office:value="9823"/>
              <table:table-cell office:value-type="float" office:value="3807"/>
            </table:table-row>
          </table:table>
        </table:dde-link>
        <table:dde-link>
          <office:dde-source office:dde-application="soffice" office:dde-topic="U:\Global Product\USA\Industry\EIA\MECS\Energy Management\1994_EM.ods" office:dde-item="Sheet1.C40:D40" office:automatic-update="true"/>
          <table:table>
            <table:table-column table:number-columns-repeated="2"/>
            <table:table-row>
              <table:table-cell office:value-type="float" office:value="11882"/>
              <table:table-cell office:value-type="float" office:value="2937"/>
            </table:table-row>
          </table:table>
        </table:dde-link>
        <table:dde-link>
          <office:dde-source office:dde-application="soffice" office:dde-topic="U:\Global Product\USA\Industry\EIA\MECS\Energy Management\1994_EM.ods" office:dde-item="Sheet1.C338:D338" office:automatic-update="true"/>
          <table:table>
            <table:table-column table:number-columns-repeated="2"/>
            <table:table-row>
              <table:table-cell office:value-type="float" office:value="20466"/>
              <table:table-cell office:value-type="float" office:value="3336"/>
            </table:table-row>
          </table:table>
        </table:dde-link>
        <table:dde-link>
          <office:dde-source office:dde-application="soffice" office:dde-topic="U:\Global Product\USA\Industry\EIA\MECS\Energy Management\1994_EM.ods" office:dde-item="Sheet1.C408:D408" office:automatic-update="true"/>
          <table:table>
            <table:table-column table:number-columns-repeated="2"/>
            <table:table-row>
              <table:table-cell office:value-type="float" office:value="62313"/>
              <table:table-cell office:value-type="float" office:value="9819"/>
            </table:table-row>
          </table:table>
        </table:dde-link>
        <table:dde-link>
          <office:dde-source office:dde-application="soffice" office:dde-topic="U:\Global Product\USA\Industry\EIA\MECS\Energy Management\1994_EM.ods" office:dde-item="Sheet1.C686:D686" office:automatic-update="true"/>
          <table:table>
            <table:table-column table:number-columns-repeated="2"/>
            <table:table-row>
              <table:table-cell office:value-type="float" office:value="6109"/>
              <table:table-cell office:value-type="float" office:value="3456"/>
            </table:table-row>
          </table:table>
        </table:dde-link>
        <table:dde-link>
          <office:dde-source office:dde-application="soffice" office:dde-topic="U:\Global Product\USA\Industry\EIA\MECS\Energy Management\1994_EM.ods" office:dde-item="Sheet1.C1054:D1054" office:automatic-update="true"/>
          <table:table>
            <table:table-column table:number-columns-repeated="2"/>
            <table:table-row>
              <table:table-cell office:value-type="float" office:value="1443"/>
              <table:table-cell office:value-type="float" office:value="528"/>
            </table:table-row>
          </table:table>
        </table:dde-link>
        <table:dde-link>
          <office:dde-source office:dde-application="soffice" office:dde-topic="U:\Global Product\USA\Industry\EIA\MECS\Energy Management\1994_EM.ods" office:dde-item="Sheet1.C1124:D1124" office:automatic-update="true"/>
          <table:table>
            <table:table-column table:number-columns-repeated="2"/>
            <table:table-row>
              <table:table-cell office:value-type="float" office:value="8579"/>
              <table:table-cell office:value-type="float" office:value="3373"/>
            </table:table-row>
          </table:table>
        </table:dde-link>
        <table:dde-link>
          <office:dde-source office:dde-application="soffice" office:dde-topic="U:\Global Product\USA\Industry\EIA\MECS\Energy Management\1994_EM.ods" office:dde-item="Sheet1.C1240:D1240" office:automatic-update="true"/>
          <table:table>
            <table:table-column table:number-columns-repeated="2"/>
            <table:table-row>
              <table:table-cell office:value-type="float" office:value="9733"/>
              <table:table-cell office:value-type="float" office:value="2133"/>
            </table:table-row>
          </table:table>
        </table:dde-link>
        <table:dde-link>
          <office:dde-source office:dde-application="soffice" office:dde-topic="U:\Global Product\USA\Industry\EIA\MECS\Energy Management\1994_EM.ods" office:dde-item="Sheet1.C1425:D1425" office:automatic-update="true"/>
          <table:table>
            <table:table-column table:number-columns-repeated="2"/>
            <table:table-row>
              <table:table-cell office:value-type="float" office:value="3347"/>
              <table:table-cell office:value-type="float" office:value="1824"/>
            </table:table-row>
          </table:table>
        </table:dde-link>
        <table:dde-link>
          <office:dde-source office:dde-application="soffice" office:dde-topic="U:\Global Product\USA\Industry\EIA\MECS\Energy Management\1994_EM.ods" office:dde-item="Sheet1.C1656:D1656" office:automatic-update="true"/>
          <table:table>
            <table:table-column table:number-columns-repeated="2"/>
            <table:table-row>
              <table:table-cell office:value-type="float" office:value="22300"/>
              <table:table-cell office:value-type="float" office:value="3962"/>
            </table:table-row>
          </table:table>
        </table:dde-link>
        <table:dde-link>
          <office:dde-source office:dde-application="soffice" office:dde-topic="U:\Global Product\USA\Industry\EIA\MECS\Energy Management\1994_EM.ods" office:dde-item="Sheet1.C1703:D1703" office:automatic-update="true"/>
          <table:table>
            <table:table-column table:number-columns-repeated="2"/>
            <table:table-row>
              <table:table-cell office:value-type="float" office:value="27618"/>
              <table:table-cell office:value-type="float" office:value="4809"/>
            </table:table-row>
          </table:table>
        </table:dde-link>
        <table:dde-link>
          <office:dde-source office:dde-application="soffice" office:dde-topic="U:\Global Product\USA\Industry\EIA\MECS\Energy Management\1994_EM.ods" office:dde-item="Sheet1.C1750:D1750" office:automatic-update="true"/>
          <table:table>
            <table:table-column table:number-columns-repeated="2"/>
            <table:table-row>
              <table:table-cell office:value-type="float" office:value="9603"/>
              <table:table-cell office:value-type="float" office:value="3061"/>
            </table:table-row>
          </table:table>
        </table:dde-link>
        <table:dde-link>
          <office:dde-source office:dde-application="soffice" office:dde-topic="U:\Global Product\USA\Industry\EIA\MECS\Energy Management\1994_EM.ods" office:dde-item="Sheet1.C1820:D1820" office:automatic-update="true"/>
          <table:table>
            <table:table-column table:number-columns-repeated="2"/>
            <table:table-row>
              <table:table-cell office:value-type="float" office:value="5848"/>
              <table:table-cell office:value-type="float" office:value="1392"/>
            </table:table-row>
          </table:table>
        </table:dde-link>
        <table:dde-link>
          <office:dde-source office:dde-application="soffice" office:dde-topic="U:\Global Product\USA\Industry\EIA\MECS\Energy Management\1994_EM.ods" office:dde-item="Sheet1.C1913:D1913" office:automatic-update="true"/>
          <table:table>
            <table:table-column table:number-columns-repeated="2"/>
            <table:table-row>
              <table:table-cell office:value-type="float" office:value="14455"/>
              <table:table-cell office:value-type="float" office:value="2599"/>
            </table:table-row>
          </table:table>
        </table:dde-link>
      </table:dde-link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1" number:min-integer-digits="1"/>
      <number:text> </number:text>
    </number:number-style>
    <number:number-style style:name="N144">
      <number:number number:decimal-places="1" number:min-integer-digits="1" number:grouping="true"/>
    </number:number-style>
    <number:number-style style:name="N145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8/06/2012</text:date>, <text:time>15:2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9T12:56:46.27</meta:creation-date>
    <meta:generator>OpenOffice.org/3.4$Win32 OpenOffice.org_project/340m1$Build-9590</meta:generator>
    <dc:date>2012-08-06T15:21:23.11</dc:date>
    <meta:editing-duration>PT16M19S</meta:editing-duration>
    <meta:editing-cycles>4</meta:editing-cycles>
    <meta:document-statistic meta:table-count="3" meta:cell-count="207" meta:object-count="0"/>
  </office:meta>
</office:document-meta>
</file>